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/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.199cm"/>
      <style:text-properties style:font-name="Calibri"/>
    </style:style>
    <style:style style:name="P4" style:family="paragraph" style:parent-style-name="Standard" style:list-style-name="L3">
      <style:paragraph-properties fo:margin-top="0cm" fo:margin-bottom="0.199cm"/>
      <style:text-properties style:font-name="Calibri"/>
    </style:style>
    <style:style style:name="P5" style:family="paragraph" style:parent-style-name="Standard" style:list-style-name="L3">
      <style:paragraph-properties fo:margin-top="0cm" fo:margin-bottom="0.199cm"/>
    </style:style>
    <style:style style:name="P6" style:family="paragraph" style:parent-style-name="Standard">
      <style:paragraph-properties fo:margin-top="0cm" fo:margin-bottom="0.199cm" fo:break-before="page"/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etalles de la tarea de esta unidad.</text:p>
      <text:p text:style-name="P1"/>
      <text:p text:style-name="P2">Enunciado.</text:p>
      <text:p text:style-name="P1">La tarea consiste en realizar consultas en SQL sobre el Sistema de Información descrito a continuación:</text:p>
      <text:p text:style-name="P1"/>
      <text:list xml:id="list3194746596647265776" text:style-name="L1">
        <text:list-item>
          <text:p text:style-name="P3">Una empresa está organizada en Departamentos.</text:p>
        </text:list-item>
        <text:list-item>
          <text:p text:style-name="P3">Cada departamento se ubica físicamente en un Centro de trabajo, pudiendo contener un Centro más de un Departamento.</text:p>
        </text:list-item>
        <text:list-item>
          <text:p text:style-name="P3">Cada departamento tiene un director que es un empleado de la empresa y puede desempeñar el cargo en Propiedad o en Funciones.</text:p>
        </text:list-item>
        <text:list-item>
          <text:p text:style-name="P3">Cada departamento depende de otro departamento, excepto el de más alto nivel, que no depende de ninguno.</text:p>
        </text:list-item>
        <text:list-item>
          <text:p text:style-name="P3">Cada departamento tiene a su cargo a varios departamentos, excepto los departamentos de más bajo nivel, de los cuales no depende ninguno.</text:p>
        </text:list-item>
        <text:list-item>
          <text:p text:style-name="P3">Cada empleado tiene una categoría que lleva asociada un complemento de Julio y otro de Navidad, y pertenece a un departamento.</text:p>
        </text:list-item>
        <text:list-item>
          <text:p text:style-name="P3">De los Centros interesa almacenar el código, que es único para cada Centro, Direccion y localidad.</text:p>
        </text:list-item>
        <text:list-item>
          <text:p text:style-name="P3">De los Departamentos interesa almacenar el código, que es único para cada dpto, y la siguiente información: Denominacion, Centro en el que está ubicado, departamento del que depende, en el caso de dependa e alugno, Empleado jefe, Tipo de empleado jefe (si es en propiedad o en funciones, y presupuesto asignado.</text:p>
        </text:list-item>
        <text:list-item>
          <text:p text:style-name="P3">De los Empleados interesa almacenar el código, que es único para cada empleado, y la siguiente información nombre, ap1, ape2, direccion, localidad, telef, Departamento en el que trabaja, categoría que tiene, comision (solo la tendrán algunos empleados, otros tendrán nulos) , y salario</text:p>
        </text:list-item>
        <text:list-item>
          <text:p text:style-name="P3">De las Categorías interesa almacenar el código, que es único para cada Categoría, la denominación de categoría y el importe de paga extra de julio y el importe de septiembre.</text:p>
        </text:list-item>
        <text:list-item>
          <text:p text:style-name="P3">En el script BD04_Tarea_creadptoyCarga.sql, contenido en el documento PDF del enlace, tienes las sentencias que permiten:</text:p>
        </text:list-item>
      </text:list>
      <text:p text:style-name="P1"/>
      <text:p text:style-name="P1">crear el usuario c##dpto con clave dpto</text:p>
      <text:p text:style-name="P1">crear las tablas y añadir datos para probar las sentencias SQL que se piden en la tarea.</text:p>
      <text:p text:style-name="P1"><text:a xlink:type="simple" xlink:href="https://www.adistanciafparagon.es/pluginfile.php/8026/mod_assign/intro/BD04_ScriptTareaCreadptoycarga.pdf" text:style-name="Internet_20_link" text:visited-style-name="Visited_20_Internet_20_Link">Se adjunta PDF con sentencias script creadptoyCarga.sql</text:a></text:p>
      <text:p text:style-name="P1"/>
      <text:p text:style-name="P6">Deberás copiar el script con las sentencias del pdf y ejecútarlo. El script conecta como administrador con “sys as sysdba”, crea el usuario c##dpto, <text:s/>las tablas e inserta contenido en ellas. Si lo necesitas, para tener una visión gráfica de la base de datos, puedes obtener el diagrama del modelo relacional siguiendo los pasos del enlace</text:p>
      <text:p text:style-name="P1"/>
      <text:p text:style-name="P1"><text:a xlink:type="simple" xlink:href="https://www.dosmweb.com/blog/index.php?post/2014/09/30/SQL-Developer:-Obtener-Entidad/Relacion" text:style-name="Internet_20_link" text:visited-style-name="Visited_20_Internet_20_Link">Obtención del modelo entidad relación a partir de las tablas con SQLDeveloper</text:a></text:p>
      <text:p text:style-name="P1"/>
      <text:p text:style-name="P1">Como tarea a realizar, deberás entregar en un fichero .txt o .sql las sentencias SQL que permiten dar solución a las siguientes consultas:</text:p>
      <text:p text:style-name="P1"/>
      <text:list xml:id="list4819931185957964112" text:style-name="L3">
        <text:list-item>
          <text:p text:style-name="P4">Obtener los nombres y salarios de los empleados con más de 1000 euros de salario por orden alfabético.</text:p>
        </text:list-item>
        <text:list-item>
          <text:p text:style-name="P4">Obtener el nombre de los empleados cuya comisión es superior al 20% de su salario.</text:p>
        </text:list-item>
        <text:list-item>
          <text:p text:style-name="P4">Obtener el código de empleado, código de departamento, nombre y sueldo total en pesetas de aquellos empleados cuyo sueldo total (salario más comisión) supera los 1800 euros. Presentarlos ordenados por código de departamento y dentro de éstos por orden alfabético.</text:p>
        </text:list-item>
        <text:list-item>
          <text:p text:style-name="P4">Obtener una listado ordenado por años en la empresa con los nombres, y apellidos de los empleados y los años de antigüedad en la empresa</text:p>
        </text:list-item>
        <text:list-item>
          <text:p text:style-name="P4">Obtener el nombre de los empleados que trabajan en un departamento con presupuesto superior a 50.000 euros. Hay que usar predicado cuantificado</text:p>
        </text:list-item>
        <text:list-item>
          <text:p text:style-name="P4">Obtener en orden alfabético los nombres de empleado cuyo salario es inferior al mínimo de los empleados del departamento 1.</text:p>
        </text:list-item>
        <text:list-item>
          <text:p text:style-name="P4">Obtener los nombre de empleados que trabajan en el departamento del cuál es jefe el empleado con código 1.</text:p>
        </text:list-item>
        <text:list-item>
          <text:p text:style-name="P4">Obtener los nombres de los empleados cuyo primer apellido empiece por las letras p, q, r, s.</text:p>
        </text:list-item>
        <text:list-item>
          <text:p text:style-name="P4">Obtener los nombres de los empleados que viven en ciudades en las que hay algún centro de trabajo</text:p>
        </text:list-item>
        <text:list-item>
          <text:p text:style-name="P4">Obtener en orden alfabético los salarios y nombres de los empleados cuyo salario sea superior al 60% del máximo salario de la empresa.</text:p>
        </text:list-item>
        <text:list-item>
          <text:p text:style-name="P4">El nombre y apellidos del empleado que más salario cobra</text:p>
        </text:list-item>
        <text:list-item>
          <text:p text:style-name="P4">Obtener las localidades y número de empleados de aquellas en las que viven más de 3 empleados</text:p>
        </text:list-item>
        <text:list-item>
          <text:p text:style-name="P4">Obtener el departamento que más empleados tiene</text:p>
        </text:list-item>
        <text:list-item>
          <text:p text:style-name="P4">Obtener los nombres de todos los centros y los departamentos que se ubican en cada uno,así como aquellos centros que no tienen departamentos.</text:p>
        </text:list-item>
        <text:list-item>
          <text:p text:style-name="P4">Obtener el nombre del departamento de más alto nivel, es decir, aquel que no depende de ningún otro.</text:p>
        </text:list-item>
        <text:list-item>
          <text:p text:style-name="P4">Obtener todos los departamentos existentes en la empresa y los empleados (si los tiene) que pertenecen a él.</text:p>
        </text:list-item>
        <text:list-item>
          <text:p text:style-name="P4"><text:soft-page-break/>Obtener un listado ordenado alfabéticamente donde aparezcan los nombres de los empleados y a continuación el literal "tiene comisión" si la tiene,y "no tiene comisión" si no la tiene.</text:p>
        </text:list-item>
        <text:list-item>
          <text:p text:style-name="P4"><text:s/>Obtener un listado de las localidades en las que hay centros y no vive ningún empleado ordenado alfabéticamente.</text:p>
        </text:list-item>
        <text:list-item>
          <text:p text:style-name="P5"><text:span text:style-name="T1">Esta cuestión puntúa por 2. Se desea dar una gratificación por navidades en función de la antigüedad en la empresa siguiendo estas pautas:</text:span></text:p>
          <text:list>
            <text:list-item>
              <text:p text:style-name="P4">Si lleva entre 1 y 5 años, se le dará 100 euros</text:p>
            </text:list-item>
            <text:list-item>
              <text:p text:style-name="P4">Si lleva entre 6 y 10 años, se le dará 50 euros por año</text:p>
            </text:list-item>
            <text:list-item>
              <text:p text:style-name="P4">Si lleva entre 11 y 20 años, se le dará 70 euros por año</text:p>
            </text:list-item>
            <text:list-item>
              <text:p text:style-name="P4">Si lleva más de 21 años, se le dará 100 euros por año</text:p>
            </text:list-item>
          </text:list>
        </text:list-item>
        <text:list-item>
          <text:p text:style-name="P4">Obtener a los nombres, apellidos de los empleados que no son jefes de departa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30T12:43:11.92</meta:creation-date>
    <meta:document-statistic meta:table-count="0" meta:image-count="0" meta:object-count="0" meta:page-count="3" meta:paragraph-count="44" meta:word-count="855" meta:character-count="5076"/>
    <dc:date>2021-12-30T12:49:09.14</dc:date>
    <meta:editing-duration>PT5M57S</meta:editing-duration>
    <meta:editing-cycles>1</meta:editing-cycles>
    <meta:generator>OpenOffice/4.1.9$Win32 OpenOffice.org_project/419m1$Build-9805</meta:generator>
  </office:meta>
</office:document-meta>
</file>